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i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/eq</text:p>
          </table:table-cell>
          <table:table-cell table:style-name="ce2" office:value-type="currency" office:currency="GBP" office:value="20" calcext:value-type="currency">
            <text:p>£2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book Pro motherboard (13” unibody 2009-20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/eq</text:p>
          </table:table-cell>
          <table:table-cell table:style-name="ce2" office:value-type="currency" office:currency="GBP" office:value="60" calcext:value-type="currency">
            <text:p>£6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drive SS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Optical-SuperDrive-Adapter-Unibody-Macbook/dp/B075QH31F3" xlink:type="simple">https://www.amazon.co.uk/Optical-SuperDrive-Adapter-Unibody-Macbook/dp/B075QH31F3</text:a> </text:p>
          </table:table-cell>
          <table:table-cell table:style-name="ce2" office:value-type="currency" office:currency="GBP" office:value="8" calcext:value-type="currency">
            <text:p>£8.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TA 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samsung-2-5-inch-internal-mz-75e250b-am/dp/b00oaj412u" xlink:type="simple">https://www.amazon.com/samsung-2-5-inch-internal-mz-75e250b-am/dp/b00oaj412u</text:a> </text:p>
          </table:table-cell>
          <table:table-cell table:style-name="ce2" office:value-type="currency" office:currency="GBP" office:value="50" calcext:value-type="currency">
            <text:p>£5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 fan 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MoKo-400x300mm-Dustproof-Magnetic-Computer/dp/B0BHSS55RM" xlink:type="simple">https://www.amazon.co.uk/MoKo-400x300mm-Dustproof-Magnetic-Computer/dp/B0BHSS55RM</text:a> </text:p>
          </table:table-cell>
          <table:table-cell table:style-name="ce2" office:value-type="currency" office:currency="GBP" office:value="12" calcext:value-type="currency">
            <text:p>£12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mm 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off-9mm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mm 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off-12mm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mm stand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off-13mm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screw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-standoffs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D b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-adapter-bridge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D standof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-standoffs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-shield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safe b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safe-brace.st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1:52:26.89870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08:21:35.055319000</meta:creation-date>
    <dc:date>2026-02-10T11:52:41.842274000</dc:date>
    <meta:editing-duration>PT6M4S</meta:editing-duration>
    <meta:editing-cycles>2</meta:editing-cycles>
    <meta:generator>LibreOffice/25.8.4.2$MacOSX_AARCH64 LibreOffice_project/290daaa01b999472f0c7a3890eb6a550fd74c6df</meta:generator>
    <meta:document-statistic meta:table-count="1" meta:cell-count="49" meta:object-count="0"/>
  </office:meta>
</office:document-meta>
</file>